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29cm"/>
    </style:style>
    <style:style style:name="co2" style:family="table-column">
      <style:table-column-properties fo:break-before="auto" style:column-width="4.5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311cm"/>
    </style:style>
    <style:style style:name="co5" style:family="table-column">
      <style:table-column-properties fo:break-before="auto" style:column-width="5.205cm"/>
    </style:style>
    <style:style style:name="co6" style:family="table-column">
      <style:table-column-properties fo:break-before="auto" style:column-width="5.022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no-wrap" style:shrink-to-fit="true"/>
      <style:paragraph-properties fo:text-align="center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style:shrink-to-fit="true"/>
      <style:text-properties style:use-window-font-color="true" style:text-outline="false" style:text-line-through-style="none" style:text-line-through-type="none" style:font-name="Ubuntu" fo:font-size="9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 style:shrink-to-fit="true"/>
      <style:text-properties style:font-name="Ubuntu" fo:font-size="9pt" style:font-size-asian="9pt" style:font-size-complex="9pt"/>
    </style:style>
    <style:style style:name="ce7" style:family="table-cell" style:parent-style-name="Default">
      <style:table-cell-properties fo:wrap-option="no-wrap" style:shrink-to-fit="true"/>
    </style:style>
    <style:style style:name="ce8" style:family="table-cell" style:parent-style-name="Default"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Title Raw</text:p>
          </table:table-cell>
          <table:table-cell table:style-name="ce2" office:value-type="string" calcext:value-type="string">
            <text:p>Writer / Editor Raw</text:p>
          </table:table-cell>
          <table:table-cell table:style-name="ce2" office:value-type="string" calcext:value-type="string">
            <text:p>Language Raw</text:p>
          </table:table-cell>
          <table:table-cell table:style-name="ce4" office:value-type="string" calcext:value-type="string">
            <text:p>link raw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Writer Editor</text:p>
          </table:table-cell>
          <table:table-cell table:style-name="ce8" office:value-type="string" calcext:value-type="string">
            <text:p>Language</text:p>
          </table:table-cell>
          <table:table-cell table:style-name="ce8" office:value-type="string" calcext:value-type="string">
            <text:p>Link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hanser-kundencenter.de/en/detail/index/sArticle/10355" xlink:type="simple">Einführung in Python 3</text:a></text:p>
          </table:table-cell>
          <table:table-cell table:style-name="ce3" office:value-type="string" calcext:value-type="string">
            <text:p>Bernd Klein</text:p>
          </table:table-cell>
          <table:table-cell table:style-name="ce3" office:value-type="string" calcext:value-type="string">
            <text:p>DE</text:p>
          </table:table-cell>
          <table:table-cell table:style-name="ce5" office:value-type="string" calcext:value-type="string">
            <text:p>https://www.hanser-kundencenter.de/en/detail/index/sArticle/10355</text:p>
          </table:table-cell>
          <table:table-cell table:style-name="ce8" table:formula="of:=COM.MICROSOFT.CONCAT(&quot;[&quot;;[.B2];&quot;][&quot;;[.A2];&quot;]&quot;)" office:value-type="string" office:string-value="[Einführung in Python 3][1]" calcext:value-type="string">
            <text:p>[Einführung in Python 3][1]</text:p>
          </table:table-cell>
          <table:table-cell table:style-name="ce8" table:formula="of:=COM.MICROSOFT.CONCAT([.C2]; &quot;&quot;)" office:value-type="string" office:string-value="Bernd Klein" calcext:value-type="string">
            <text:p>Bernd Klein</text:p>
          </table:table-cell>
          <table:table-cell table:style-name="ce8" table:formula="of:=COM.MICROSOFT.CONCAT([.D2]; &quot;&quot;)" office:value-type="string" office:string-value="DE" calcext:value-type="string">
            <text:p>DE</text:p>
          </table:table-cell>
          <table:table-cell table:style-name="ce8" table:formula="of:=COM.MICROSOFT.CONCAT(&quot;[&quot;;[.A2];&quot;]: &quot;;[.E2])" office:value-type="string" office:string-value="[1]: https://www.hanser-kundencenter.de/en/detail/index/sArticle/10355" calcext:value-type="string">
            <text:p>[1]: https://www.hanser-kundencenter.de/en/detail/index/sArticle/10355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rheinwerk-verlag.de/python-der-grundkurs/" xlink:type="simple">Python – der Grundkurs</text:a></text:p>
          </table:table-cell>
          <table:table-cell table:style-name="ce3" office:value-type="string" calcext:value-type="string">
            <text:p>Michael Kofler</text:p>
          </table:table-cell>
          <table:table-cell table:style-name="ce3" office:value-type="string" calcext:value-type="string">
            <text:p>DE</text:p>
          </table:table-cell>
          <table:table-cell table:style-name="ce5" office:value-type="string" calcext:value-type="string">
            <text:p>https://www.rheinwerk-verlag.de/python-der-grundkurs/</text:p>
          </table:table-cell>
          <table:table-cell table:style-name="ce8" table:formula="of:=COM.MICROSOFT.CONCAT(&quot;[&quot;;[.B3];&quot;][&quot;;[.A3];&quot;]&quot;)" office:value-type="string" office:string-value="[Python – der Grundkurs][2]" calcext:value-type="string">
            <text:p>[Python – der Grundkurs][2]</text:p>
          </table:table-cell>
          <table:table-cell table:style-name="ce8" table:formula="of:=COM.MICROSOFT.CONCAT([.C3]; &quot;&quot;)" office:value-type="string" office:string-value="Michael Kofler" calcext:value-type="string">
            <text:p>Michael Kofler</text:p>
          </table:table-cell>
          <table:table-cell table:style-name="ce8" table:formula="of:=COM.MICROSOFT.CONCAT([.D3]; &quot;&quot;)" office:value-type="string" office:string-value="DE" calcext:value-type="string">
            <text:p>DE</text:p>
          </table:table-cell>
          <table:table-cell table:style-name="ce8" table:formula="of:=COM.MICROSOFT.CONCAT(&quot;[&quot;;[.A3];&quot;]: &quot;;[.E3])" office:value-type="string" office:string-value="[2]: https://www.rheinwerk-verlag.de/python-der-grundkurs/" calcext:value-type="string">
            <text:p>[2]: https://www.rheinwerk-verlag.de/python-der-grundkurs/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www.amazon.de/dp/1449355730?linkCode=gs2&amp;tag=oreilly2002-21" xlink:type="simple">Learning Python: Powerful Object-Oriented Programming</text:a></text:p>
          </table:table-cell>
          <table:table-cell table:style-name="ce3" office:value-type="string" calcext:value-type="string">
            <text:p>Mark Lutz</text:p>
          </table:table-cell>
          <table:table-cell table:style-name="ce3" office:value-type="string" calcext:value-type="string">
            <text:p>EN</text:p>
          </table:table-cell>
          <table:table-cell table:style-name="ce5" office:value-type="string" calcext:value-type="string">
            <text:p>https://www.amazon.de/dp/1449355730?linkCode=gs2&amp;tag=oreilly2002-21</text:p>
          </table:table-cell>
          <table:table-cell table:style-name="ce8" table:formula="of:=COM.MICROSOFT.CONCAT(&quot;[&quot;;[.B4];&quot;][&quot;;[.A4];&quot;]&quot;)" office:value-type="string" office:string-value="[Learning Python: Powerful Object-Oriented Programming][3]" calcext:value-type="string">
            <text:p>[Learning Python: Powerful Object-Oriented Programming][3]</text:p>
          </table:table-cell>
          <table:table-cell table:style-name="ce8" table:formula="of:=COM.MICROSOFT.CONCAT([.C4]; &quot;&quot;)" office:value-type="string" office:string-value="Mark Lutz" calcext:value-type="string">
            <text:p>Mark Lutz</text:p>
          </table:table-cell>
          <table:table-cell table:style-name="ce8" table:formula="of:=COM.MICROSOFT.CONCAT([.D4]; &quot;&quot;)" office:value-type="string" office:string-value="EN" calcext:value-type="string">
            <text:p>EN</text:p>
          </table:table-cell>
          <table:table-cell table:style-name="ce8" table:formula="of:=COM.MICROSOFT.CONCAT(&quot;[&quot;;[.A4];&quot;]: &quot;;[.E4])" office:value-type="string" office:string-value="[3]: https://www.amazon.de/dp/1449355730?linkCode=gs2&amp;tag=oreilly2002-21" calcext:value-type="string">
            <text:p>[3]: https://www.amazon.de/dp/1449355730?linkCode=gs2&amp;tag=oreilly2002-2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www.amazon.de/Python-Geospatial-Analysis-Cookbook-Michael/dp/1783555076" xlink:type="simple">Python Geospatial Analysis Cookbook</text:a></text:p>
          </table:table-cell>
          <table:table-cell table:style-name="ce3" office:value-type="string" calcext:value-type="string">
            <text:p>Michael Diener</text:p>
          </table:table-cell>
          <table:table-cell table:style-name="ce3" office:value-type="string" calcext:value-type="string">
            <text:p>EN</text:p>
          </table:table-cell>
          <table:table-cell table:style-name="ce5" office:value-type="string" calcext:value-type="string">
            <text:p>https://www.amazon.de/Python-Geospatial-Analysis-Cookbook-Michael/dp/1783555076</text:p>
          </table:table-cell>
          <table:table-cell table:style-name="ce8" table:formula="of:=COM.MICROSOFT.CONCAT(&quot;[&quot;;[.B5];&quot;][&quot;;[.A5];&quot;]&quot;)" office:value-type="string" office:string-value="[Python Geospatial Analysis Cookbook][4]" calcext:value-type="string">
            <text:p>[Python Geospatial Analysis Cookbook][4]</text:p>
          </table:table-cell>
          <table:table-cell table:style-name="ce8" table:formula="of:=COM.MICROSOFT.CONCAT([.C5]; &quot;&quot;)" office:value-type="string" office:string-value="Michael Diener" calcext:value-type="string">
            <text:p>Michael Diener</text:p>
          </table:table-cell>
          <table:table-cell table:style-name="ce8" table:formula="of:=COM.MICROSOFT.CONCAT([.D5]; &quot;&quot;)" office:value-type="string" office:string-value="EN" calcext:value-type="string">
            <text:p>EN</text:p>
          </table:table-cell>
          <table:table-cell table:style-name="ce8" table:formula="of:=COM.MICROSOFT.CONCAT(&quot;[&quot;;[.A5];&quot;]: &quot;;[.E5])" office:value-type="string" office:string-value="[4]: https://www.amazon.de/Python-Geospatial-Analysis-Cookbook-Michael/dp/1783555076" calcext:value-type="string">
            <text:p>[4]: https://www.amazon.de/Python-Geospatial-Analysis-Cookbook-Michael/dp/178355507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s://www.amazon.de/Advanced-Python-Scripting-ArcGIS-Pro/dp/1589486188" xlink:type="simple">Advanced Python Scripting for ArcGIS Pro</text:a></text:p>
          </table:table-cell>
          <table:table-cell table:style-name="ce3" office:value-type="string" calcext:value-type="string">
            <text:p>Paul A. Zandbergen</text:p>
          </table:table-cell>
          <table:table-cell table:style-name="ce3" office:value-type="string" calcext:value-type="string">
            <text:p>EN</text:p>
          </table:table-cell>
          <table:table-cell table:style-name="ce5" office:value-type="string" calcext:value-type="string">
            <text:p>https://www.amazon.de/Advanced-Python-Scripting-ArcGIS-Pro/dp/1589486188</text:p>
          </table:table-cell>
          <table:table-cell table:style-name="ce8" table:formula="of:=COM.MICROSOFT.CONCAT(&quot;[&quot;;[.B6];&quot;][&quot;;[.A6];&quot;]&quot;)" office:value-type="string" office:string-value="[Advanced Python Scripting for ArcGIS Pro][5]" calcext:value-type="string">
            <text:p>[Advanced Python Scripting for ArcGIS Pro][5]</text:p>
          </table:table-cell>
          <table:table-cell table:style-name="ce8" table:formula="of:=COM.MICROSOFT.CONCAT([.C6]; &quot;&quot;)" office:value-type="string" office:string-value="Paul A. Zandbergen" calcext:value-type="string">
            <text:p>Paul A. Zandbergen</text:p>
          </table:table-cell>
          <table:table-cell table:style-name="ce8" table:formula="of:=COM.MICROSOFT.CONCAT([.D6]; &quot;&quot;)" office:value-type="string" office:string-value="EN" calcext:value-type="string">
            <text:p>EN</text:p>
          </table:table-cell>
          <table:table-cell table:style-name="ce8" table:formula="of:=COM.MICROSOFT.CONCAT(&quot;[&quot;;[.A6];&quot;]: &quot;;[.E6])" office:value-type="string" office:string-value="[5]: https://www.amazon.de/Advanced-Python-Scripting-ArcGIS-Pro/dp/1589486188" calcext:value-type="string">
            <text:p>[5]: https://www.amazon.de/Advanced-Python-Scripting-ArcGIS-Pro/dp/1589486188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www.amazon.com/Mastering-Geospatial-Analysis-Python-MapboxGL-Jupyter/dp/1788293339" xlink:type="simple">Mastering Geospatial Analysis with Python</text:a></text:p>
          </table:table-cell>
          <table:table-cell table:style-name="ce3" office:value-type="string" calcext:value-type="string">
            <text:p>Paul Crickard</text:p>
          </table:table-cell>
          <table:table-cell table:style-name="ce3" office:value-type="string" calcext:value-type="string">
            <text:p>EN</text:p>
          </table:table-cell>
          <table:table-cell table:style-name="ce5" office:value-type="string" calcext:value-type="string">
            <text:p>https://www.amazon.com/Mastering-Geospatial-Analysis-Python-MapboxGL-Jupyter/dp/1788293339</text:p>
          </table:table-cell>
          <table:table-cell table:style-name="ce8" table:formula="of:=COM.MICROSOFT.CONCAT(&quot;[&quot;;[.B7];&quot;][&quot;;[.A7];&quot;]&quot;)" office:value-type="string" office:string-value="[Mastering Geospatial Analysis with Python][6]" calcext:value-type="string">
            <text:p>[Mastering Geospatial Analysis with Python][6]</text:p>
          </table:table-cell>
          <table:table-cell table:style-name="ce8" table:formula="of:=COM.MICROSOFT.CONCAT([.C7]; &quot;&quot;)" office:value-type="string" office:string-value="Paul Crickard" calcext:value-type="string">
            <text:p>Paul Crickard</text:p>
          </table:table-cell>
          <table:table-cell table:style-name="ce8" table:formula="of:=COM.MICROSOFT.CONCAT([.D7]; &quot;&quot;)" office:value-type="string" office:string-value="EN" calcext:value-type="string">
            <text:p>EN</text:p>
          </table:table-cell>
          <table:table-cell table:style-name="ce8" table:formula="of:=COM.MICROSOFT.CONCAT(&quot;[&quot;;[.A7];&quot;]: &quot;;[.E7])" office:value-type="string" office:string-value="[6]: https://www.amazon.com/Mastering-Geospatial-Analysis-Python-MapboxGL-Jupyter/dp/1788293339" calcext:value-type="string">
            <text:p>[6]: https://www.amazon.com/Mastering-Geospatial-Analysis-Python-MapboxGL-Jupyter/dp/1788293339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ython Distilled (Developers Library)</text:p>
          </table:table-cell>
          <table:table-cell table:style-name="ce1" office:value-type="string" calcext:value-type="string">
            <text:p>David E. Beazley</text:p>
          </table:table-cell>
          <table:table-cell table:style-name="ce1" office:value-type="string" calcext:value-type="string">
            <text:p>EN</text:p>
          </table:table-cell>
          <table:table-cell table:style-name="ce6" office:value-type="string" calcext:value-type="string">
            <text:p>https://www.amazon.de/dp/0134173279</text:p>
          </table:table-cell>
          <table:table-cell table:style-name="ce8" table:formula="of:=COM.MICROSOFT.CONCAT(&quot;[&quot;;[.B8];&quot;][&quot;;[.A8];&quot;]&quot;)" office:value-type="string" office:string-value="[Python Distilled (Developers Library)][7]" calcext:value-type="string">
            <text:p>[Python Distilled (Developers Library)][7]</text:p>
          </table:table-cell>
          <table:table-cell table:style-name="ce8" table:formula="of:=COM.MICROSOFT.CONCAT([.C8]; &quot;&quot;)" office:value-type="string" office:string-value="David E. Beazley" calcext:value-type="string">
            <text:p>David E. Beazley</text:p>
          </table:table-cell>
          <table:table-cell table:style-name="ce8" table:formula="of:=COM.MICROSOFT.CONCAT([.D8]; &quot;&quot;)" office:value-type="string" office:string-value="EN" calcext:value-type="string">
            <text:p>EN</text:p>
          </table:table-cell>
          <table:table-cell table:style-name="ce8" table:formula="of:=COM.MICROSOFT.CONCAT(&quot;[&quot;;[.A8];&quot;]: &quot;;[.E8])" office:value-type="string" office:string-value="[7]: https://www.amazon.de/dp/0134173279" calcext:value-type="string">
            <text:p>[7]: https://www.amazon.de/dp/0134173279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utomate the Boring Stuff with Python</text:p>
          </table:table-cell>
          <table:table-cell table:style-name="ce1" office:value-type="string" calcext:value-type="string">
            <text:p>Al Sweigart</text:p>
          </table:table-cell>
          <table:table-cell table:style-name="ce1" office:value-type="string" calcext:value-type="string">
            <text:p>EN</text:p>
          </table:table-cell>
          <table:table-cell table:style-name="ce6" office:value-type="string" calcext:value-type="string">
            <text:p>https://www.amazon.com/Automate-Boring-Stuff-Python-Programming/dp/1593275994</text:p>
          </table:table-cell>
          <table:table-cell table:style-name="ce8" table:formula="of:=COM.MICROSOFT.CONCAT(&quot;[&quot;;[.B9];&quot;][&quot;;[.A9];&quot;]&quot;)" office:value-type="string" office:string-value="[Automate the Boring Stuff with Python][8]" calcext:value-type="string">
            <text:p>[Automate the Boring Stuff with Python][8]</text:p>
          </table:table-cell>
          <table:table-cell table:style-name="ce8" table:formula="of:=COM.MICROSOFT.CONCAT([.C9]; &quot;&quot;)" office:value-type="string" office:string-value="Al Sweigart" calcext:value-type="string">
            <text:p>Al Sweigart</text:p>
          </table:table-cell>
          <table:table-cell table:style-name="ce8" table:formula="of:=COM.MICROSOFT.CONCAT([.D9]; &quot;&quot;)" office:value-type="string" office:string-value="EN" calcext:value-type="string">
            <text:p>EN</text:p>
          </table:table-cell>
          <table:table-cell table:style-name="ce8" table:formula="of:=COM.MICROSOFT.CONCAT(&quot;[&quot;;[.A9];&quot;]: &quot;;[.E9])" office:value-type="string" office:string-value="[8]: https://www.amazon.com/Automate-Boring-Stuff-Python-Programming/dp/1593275994" calcext:value-type="string">
            <text:p>[8]: https://www.amazon.com/Automate-Boring-Stuff-Python-Programming/dp/1593275994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ython 3 : Umfassende Handbuch</text:p>
          </table:table-cell>
          <table:table-cell table:style-name="ce1" office:value-type="string" calcext:value-type="string">
            <text:p>Johannes Ernesti</text:p>
          </table:table-cell>
          <table:table-cell table:style-name="ce1" office:value-type="string" calcext:value-type="string">
            <text:p>DE</text:p>
          </table:table-cell>
          <table:table-cell table:style-name="ce6" office:value-type="string" calcext:value-type="string">
            <text:p>https://www.amazon.de/Python-Sprachgrundlagen-Objektorientierte-Programmierung-Beispielprogramme/dp/3836279266</text:p>
          </table:table-cell>
          <table:table-cell table:style-name="ce8" table:formula="of:=COM.MICROSOFT.CONCAT(&quot;[&quot;;[.B10];&quot;][&quot;;[.A10];&quot;]&quot;)" office:value-type="string" office:string-value="[Python 3 : Umfassende Handbuch][9]" calcext:value-type="string">
            <text:p>[Python 3 : Umfassende Handbuch][9]</text:p>
          </table:table-cell>
          <table:table-cell table:style-name="ce8" table:formula="of:=COM.MICROSOFT.CONCAT([.C10]; &quot;&quot;)" office:value-type="string" office:string-value="Johannes Ernesti" calcext:value-type="string">
            <text:p>Johannes Ernesti</text:p>
          </table:table-cell>
          <table:table-cell table:style-name="ce8" table:formula="of:=COM.MICROSOFT.CONCAT([.D10]; &quot;&quot;)" office:value-type="string" office:string-value="DE" calcext:value-type="string">
            <text:p>DE</text:p>
          </table:table-cell>
          <table:table-cell table:style-name="ce8" table:formula="of:=COM.MICROSOFT.CONCAT(&quot;[&quot;;[.A10];&quot;]: &quot;;[.E10])" office:value-type="string" office:string-value="[9]: https://www.amazon.de/Python-Sprachgrundlagen-Objektorientierte-Programmierung-Beispielprogramme/dp/3836279266" calcext:value-type="string">
            <text:p>[9]: https://www.amazon.de/Python-Sprachgrundlagen-Objektorientierte-Programmierung-Beispielprogramme/dp/3836279266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ython for Data Analysis</text:p>
          </table:table-cell>
          <table:table-cell table:style-name="ce1" office:value-type="string" calcext:value-type="string">
            <text:p>Wes McKinney</text:p>
          </table:table-cell>
          <table:table-cell table:style-name="ce1" office:value-type="string" calcext:value-type="string">
            <text:p>EN</text:p>
          </table:table-cell>
          <table:table-cell table:style-name="ce6" office:value-type="string" calcext:value-type="string">
            <text:p>https://www.oreilly.com/library/view/python-for-data/9781491957653/</text:p>
          </table:table-cell>
          <table:table-cell table:style-name="ce8" table:formula="of:=COM.MICROSOFT.CONCAT(&quot;[&quot;;[.B11];&quot;][&quot;;[.A11];&quot;]&quot;)" office:value-type="string" office:string-value="[Python for Data Analysis][10]" calcext:value-type="string">
            <text:p>[Python for Data Analysis][10]</text:p>
          </table:table-cell>
          <table:table-cell table:style-name="ce8" table:formula="of:=COM.MICROSOFT.CONCAT([.C11]; &quot;&quot;)" office:value-type="string" office:string-value="Wes McKinney" calcext:value-type="string">
            <text:p>Wes McKinney</text:p>
          </table:table-cell>
          <table:table-cell table:style-name="ce8" table:formula="of:=COM.MICROSOFT.CONCAT([.D11]; &quot;&quot;)" office:value-type="string" office:string-value="EN" calcext:value-type="string">
            <text:p>EN</text:p>
          </table:table-cell>
          <table:table-cell table:style-name="ce8" table:formula="of:=COM.MICROSOFT.CONCAT(&quot;[&quot;;[.A11];&quot;]: &quot;;[.E11])" office:value-type="string" office:string-value="[10]: https://www.oreilly.com/library/view/python-for-data/9781491957653/" calcext:value-type="string">
            <text:p>[10]: https://www.oreilly.com/library/view/python-for-data/9781491957653/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achine Learning for Algorithmic Trading</text:p>
          </table:table-cell>
          <table:table-cell table:style-name="ce1" office:value-type="string" calcext:value-type="string">
            <text:p>Stafan Jansen</text:p>
          </table:table-cell>
          <table:table-cell table:style-name="ce1" office:value-type="string" calcext:value-type="string">
            <text:p>EN</text:p>
          </table:table-cell>
          <table:table-cell table:style-name="ce6" office:value-type="string" calcext:value-type="string">
            <text:p>https://www.packtpub.com/product/machine-learning-for-algorithmic-trading-second-edition/9781839217715</text:p>
          </table:table-cell>
          <table:table-cell table:style-name="ce8" table:formula="of:=COM.MICROSOFT.CONCAT(&quot;[&quot;;[.B12];&quot;][&quot;;[.A12];&quot;]&quot;)" office:value-type="string" office:string-value="[Machine Learning for Algorithmic Trading][11]" calcext:value-type="string">
            <text:p>[Machine Learning for Algorithmic Trading][11]</text:p>
          </table:table-cell>
          <table:table-cell table:style-name="ce8" table:formula="of:=COM.MICROSOFT.CONCAT([.C12]; &quot;&quot;)" office:value-type="string" office:string-value="Stafan Jansen" calcext:value-type="string">
            <text:p>Stafan Jansen</text:p>
          </table:table-cell>
          <table:table-cell table:style-name="ce8" table:formula="of:=COM.MICROSOFT.CONCAT([.D12]; &quot;&quot;)" office:value-type="string" office:string-value="EN" calcext:value-type="string">
            <text:p>EN</text:p>
          </table:table-cell>
          <table:table-cell table:style-name="ce8" table:formula="of:=COM.MICROSOFT.CONCAT(&quot;[&quot;;[.A12];&quot;]: &quot;;[.E12])" office:value-type="string" office:string-value="[11]: https://www.packtpub.com/product/machine-learning-for-algorithmic-trading-second-edition/9781839217715" calcext:value-type="string">
            <text:p>[11]: https://www.packtpub.com/product/machine-learning-for-algorithmic-trading-second-edition/9781839217715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ands-on Machine Learning with SciKit-Learn, Keras and TensorFlow</text:p>
          </table:table-cell>
          <table:table-cell table:style-name="ce1" office:value-type="string" calcext:value-type="string">
            <text:p>Aurelien Geron</text:p>
          </table:table-cell>
          <table:table-cell table:style-name="ce1" office:value-type="string" calcext:value-type="string">
            <text:p>EN</text:p>
          </table:table-cell>
          <table:table-cell table:style-name="ce6" office:value-type="string" calcext:value-type="string">
            <text:p>https://www.amazon.de/dp/1492032646</text:p>
          </table:table-cell>
          <table:table-cell table:style-name="ce8" table:formula="of:=COM.MICROSOFT.CONCAT(&quot;[&quot;;[.B13];&quot;][&quot;;[.A13];&quot;]&quot;)" office:value-type="string" office:string-value="[Hands-on Machine Learning with SciKit-Learn, Keras and TensorFlow][12]" calcext:value-type="string">
            <text:p>[Hands-on Machine Learning with SciKit-Learn, Keras and TensorFlow][12]</text:p>
          </table:table-cell>
          <table:table-cell table:style-name="ce8" table:formula="of:=COM.MICROSOFT.CONCAT([.C13]; &quot;&quot;)" office:value-type="string" office:string-value="Aurelien Geron" calcext:value-type="string">
            <text:p>Aurelien Geron</text:p>
          </table:table-cell>
          <table:table-cell table:style-name="ce8" table:formula="of:=COM.MICROSOFT.CONCAT([.D13]; &quot;&quot;)" office:value-type="string" office:string-value="EN" calcext:value-type="string">
            <text:p>EN</text:p>
          </table:table-cell>
          <table:table-cell table:style-name="ce8" table:formula="of:=COM.MICROSOFT.CONCAT(&quot;[&quot;;[.A13];&quot;]: &quot;;[.E13])" office:value-type="string" office:string-value="[12]: https://www.amazon.de/dp/1492032646" calcext:value-type="string">
            <text:p>[12]: https://www.amazon.de/dp/1492032646</text:p>
          </table:table-cell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5:38:27.926469965</meta:creation-date>
    <dc:date>2023-04-11T16:04:22.013881530</dc:date>
    <dc:creator>Murat Kendir</dc:creator>
    <meta:editing-duration>PT15M43S</meta:editing-duration>
    <meta:editing-cycles>2</meta:editing-cycles>
    <meta:generator>LibreOffice/7.3.7.2$Linux_X86_64 LibreOffice_project/30$Build-2</meta:generator>
    <meta:document-statistic meta:table-count="1" meta:cell-count="117" meta:object-count="0"/>
  </office:meta>
</office:document-meta>
</file>